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14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4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1126in" svg:height="0.8252in" draw:z-index="5" draw:style-name="Mfr1" svg:width="3.7339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5:23:11</dc:date>
    <meta:editing-cycles>199</meta:editing-cycles>
    <meta:editing-duration>PT09H58M32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